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Table1" style:family="table">
      <style:table-properties style:width="6.9243in" table:align="left" style:writing-mode="lr-tb"/>
    </style:style>
    <style:style style:name="Table1.A" style:family="table-column">
      <style:table-column-properties style:column-width="0.8146in"/>
    </style:style>
    <style:style style:name="Table1.B" style:family="table-column">
      <style:table-column-properties style:column-width="0.8139in"/>
    </style:style>
    <style:style style:name="Table1.C" style:family="table-column">
      <style:table-column-properties style:column-width="0.4931in"/>
    </style:style>
    <style:style style:name="Table1.D" style:family="table-column">
      <style:table-column-properties style:column-width="0.5354in"/>
    </style:style>
    <style:style style:name="Table1.E" style:family="table-column">
      <style:table-column-properties style:column-width="0.4597in"/>
    </style:style>
    <style:style style:name="Table1.F" style:family="table-column">
      <style:table-column-properties style:column-width="0.0743in"/>
    </style:style>
    <style:style style:name="Table1.H" style:family="table-column">
      <style:table-column-properties style:column-width="0.5111in"/>
    </style:style>
    <style:style style:name="Table1.I" style:family="table-column">
      <style:table-column-properties style:column-width="0.0229in"/>
    </style:style>
    <style:style style:name="Table1.J" style:family="table-column">
      <style:table-column-properties style:column-width="0.66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 style:master-page-name="">
      <style:table-properties style:width="6.925in" style:page-number="auto" fo:break-before="page" table:align="margins" style:writing-mode="lr-tb"/>
    </style:style>
    <style:style style:name="Table2.A" style:family="table-column">
      <style:table-column-properties style:column-width="0.5021in" style:rel-column-width="723*"/>
    </style:style>
    <style:style style:name="Table2.B" style:family="table-column">
      <style:table-column-properties style:column-width="3.2111in" style:rel-column-width="4624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 style:master-page-name="">
      <style:table-properties style:width="6.925in" style:page-number="auto" table:align="margins" style:writing-mode="lr-tb"/>
    </style:style>
    <style:style style:name="Table3.A" style:family="table-column">
      <style:table-column-properties style:column-width="1.6854in" style:rel-column-width="2427*"/>
    </style:style>
    <style:style style:name="Table3.B" style:family="table-column">
      <style:table-column-properties style:column-width="1.25in" style:rel-column-width="1800*"/>
    </style:style>
    <style:style style:name="Table3.C" style:family="table-column">
      <style:table-column-properties style:column-width="2.1306in" style:rel-column-width="3068*"/>
    </style:style>
    <style:style style:name="Table3.D" style:family="table-column">
      <style:table-column-properties style:column-width="0.7486in" style:rel-column-width="1078*"/>
    </style:style>
    <style:style style:name="Table3.E" style:family="table-column">
      <style:table-column-properties style:column-width="1.1104in" style:rel-column-width="1599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officeooo:rsid="0008bb06" officeooo:paragraph-rsid="000915b3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rsid="0008bb06" officeooo:paragraph-rsid="001e74e4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break-before="page" style:writing-mode="lr-tb"/>
      <style:text-properties style:font-name="Times New Roman" officeooo:rsid="0008bb06" officeooo:paragraph-rsid="001e74e4"/>
    </style:style>
    <style:style style:name="P4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fo:break-before="page" style:writing-mode="lr-tb"/>
      <style:text-properties style:font-name="Times New Roman" officeooo:rsid="0008bb06" officeooo:paragraph-rsid="0010d3b7" fo:hyphenate="true" fo:hyphenation-remain-char-count="2" fo:hyphenation-push-char-count="2" loext:hyphenation-no-caps="false"/>
    </style:style>
    <style:style style:name="P5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2e7c2" fo:hyphenate="true" fo:hyphenation-remain-char-count="2" fo:hyphenation-push-char-count="2" loext:hyphenation-no-caps="false"/>
    </style:style>
    <style:style style:name="P6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327f3" fo:hyphenate="true" fo:hyphenation-remain-char-count="2" fo:hyphenation-push-char-count="2" loext:hyphenation-no-caps="false"/>
    </style:style>
    <style:style style:name="P7" style:family="paragraph" style:parent-style-name="Standard" style:list-style-name="L1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46686" fo:hyphenate="true" fo:hyphenation-remain-char-count="2" fo:hyphenation-push-char-count="2" loext:hyphenation-no-caps="false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6d818" fo:hyphenate="true" fo:hyphenation-remain-char-count="2" fo:hyphenation-push-char-count="2" loext:hyphenation-no-caps="false"/>
    </style:style>
    <style:style style:name="P9" style:family="paragraph" style:parent-style-name="Standard" style:list-style-name="L2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officeooo:rsid="0008bb06" officeooo:paragraph-rsid="0016d818" fo:hyphenate="true" fo:hyphenation-remain-char-count="2" fo:hyphenation-push-char-count="2" loext:hyphenation-no-caps="false"/>
    </style:style>
    <style:style style:name="P10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915b3" style:font-name-asian="Times New Roman1" style:font-size-complex="14pt"/>
    </style:style>
    <style:style style:name="P11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12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915b3" style:font-name-asian="Times New Roman1" style:font-size-complex="14pt"/>
    </style:style>
    <style:style style:name="P13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915b3" style:font-name-asian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915b3" style:font-name-asian="Times New Roman1" style:font-size-complex="14pt"/>
    </style:style>
    <style:style style:name="P15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915b3" style:font-name-asian="Times New Roman1" style:font-size-complex="14pt"/>
    </style:style>
    <style:style style:name="P16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915b3"/>
    </style:style>
    <style:style style:name="P18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0915b3" style:font-name-asian="Times New Roman1" style:font-weight-asian="bold" style:font-size-complex="14pt"/>
    </style:style>
    <style:style style:name="P19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915b3" fo:background-color="#fdfefe" style:font-size-complex="14pt"/>
    </style:style>
    <style:style style:name="P20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915b3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915b3" style:font-size-complex="14pt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ac4d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fo:font-size="14pt" officeooo:rsid="0008bb06" officeooo:paragraph-rsid="001d66d7" style:font-size-asian="14pt" style:font-size-complex="14pt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915b3" style:font-name-asian="Times New Roman1" style:font-size-asian="12pt" style:font-weight-asian="bold" style:font-size-complex="12pt"/>
    </style:style>
    <style:style style:name="P25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officeooo:rsid="010b7258" officeooo:paragraph-rsid="012773da" style:font-size-asian="12pt" style:font-size-complex="12pt" fo:hyphenate="true" fo:hyphenation-remain-char-count="2" fo:hyphenation-push-char-count="2" loext:hyphenation-no-caps="false"/>
    </style:style>
    <style:style style:name="P2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bold" officeooo:paragraph-rsid="01422f5b" style:font-size-asian="12pt" style:font-weight-asian="bold" style:font-size-complex="12pt" style:font-weight-complex="bold" fo:hyphenate="true" fo:hyphenation-remain-char-count="2" fo:hyphenation-push-char-count="2" loext:hyphenation-no-caps="false"/>
    </style:style>
    <style:style style:name="P27" style:family="paragraph" style:parent-style-name="Standard" style:master-page-name="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page-number="auto" style:writing-mode="lr-tb"/>
      <style:text-properties style:font-name="Times New Roman" fo:font-size="12pt" fo:font-weight="normal" officeooo:rsid="0008bb06" officeooo:paragraph-rsid="0023dcc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2eb1f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29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rsid="0008bb06" officeooo:paragraph-rsid="003077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42dbd8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4a282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0c81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4" style:family="paragraph" style:parent-style-name="Standard" style:list-style-name="L3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8e4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6" style:family="paragraph" style:parent-style-name="Standard" style:list-style-name="L4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9a5b1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5db01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8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7be89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39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24d5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0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1" style:family="paragraph" style:parent-style-name="Standard" style:list-style-name="L10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49a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2" style:family="paragraph" style:parent-style-name="Standard" style:list-style-name="L10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7608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93ee9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4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d7947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5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ebdb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6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cda46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e5c6f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49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e80fb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d9ce96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88942f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1baa9f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d9e44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4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21e85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341ac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6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c6d9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0fe7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37608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59" style:family="paragraph" style:parent-style-name="Standard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349ac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0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0ff28a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1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2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paragraph-rsid="014562b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3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fo:break-before="page" style:writing-mode="lr-tb"/>
      <style:text-properties style:font-name="Times New Roman" fo:font-size="12pt" fo:font-weight="normal" officeooo:paragraph-rsid="014562b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false" fo:line-height="100%" fo:text-align="justify" style:justify-single-word="false" fo:hyphenation-ladder-count="no-limit" style:writing-mode="lr-tb"/>
      <style:text-properties style:font-name="Times New Roman" fo:font-size="12pt" fo:font-weight="normal" officeooo:paragraph-rsid="004bb7d3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5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1b06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6" style:family="paragraph" style:parent-style-name="Standard" style:list-style-name="L9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0f1b06a" officeooo:paragraph-rsid="00f6b450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7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style:writing-mode="lr-tb"/>
      <style:text-properties style:font-name="Times New Roman" fo:font-size="12pt" fo:font-weight="normal" officeooo:paragraph-rsid="00d747e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8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01b88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69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0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start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paragraph-rsid="014abb8c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1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style:writing-mode="lr-tb"/>
      <style:text-properties style:font-name="Times New Roman" fo:font-size="12pt" fo:font-weight="normal" officeooo:paragraph-rsid="00d03ae4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2" style:family="paragraph" style:parent-style-name="Standard">
      <loext:graphic-properties draw:fill-gradient-name="gradient" draw:fill-hatch-name="hatch"/>
      <style:paragraph-properties fo:text-align="start" style:justify-single-word="false" fo:hyphenation-ladder-count="no-limit" style:writing-mode="lr-tb"/>
      <style:text-properties style:font-name="Times New Roman" fo:font-size="12pt" fo:font-weight="normal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3" style:family="paragraph" style:parent-style-name="Standard" style:list-style-name="L10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2a49ba" officeooo:paragraph-rsid="012a49ba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4" style:family="paragraph" style:parent-style-name="Standard" style:list-style-name="L10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35d2" officeooo:paragraph-rsid="013135d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5" style:family="paragraph" style:parent-style-name="Standard" style:list-style-name="L10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1e365" officeooo:paragraph-rsid="0131e365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6" style:family="paragraph" style:parent-style-name="Standard" style:list-style-name="L10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style:font-name="Times New Roman" fo:font-size="12pt" fo:font-weight="normal" officeooo:rsid="0132fd2e" officeooo:paragraph-rsid="0132fd2e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7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13d0fd2" officeooo:paragraph-rsid="013d0fd2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8" style:family="paragraph" style:parent-style-name="Standard">
      <loext:graphic-properties draw:fill-gradient-name="gradient" draw:fill-hatch-name="hatch"/>
      <style:paragraph-properties fo:text-align="justify" style:justify-single-word="false" fo:hyphenation-ladder-count="no-limit" style:writing-mode="lr-tb"/>
      <style:text-properties style:font-name="Times New Roman" fo:font-size="12pt" fo:font-weight="normal" officeooo:rsid="013d0fd2" officeooo:paragraph-rsid="01422f5b" style:font-size-asian="12pt" style:font-weight-asian="normal" style:font-size-complex="12pt" style:font-weight-complex="normal" fo:hyphenate="true" fo:hyphenation-remain-char-count="2" fo:hyphenation-push-char-count="2" loext:hyphenation-no-caps="false"/>
    </style:style>
    <style:style style:name="P79" style:family="paragraph" style:parent-style-name="Standard">
      <loext:graphic-properties draw:fill-gradient-name="gradient" draw:fill-hatch-name="hatch"/>
      <style:paragraph-properties fo:text-align="center" style:justify-single-word="false" fo:hyphenation-ladder-count="no-limit" fo:break-before="page" style:writing-mode="lr-tb"/>
      <style:text-properties style:font-name="Times New Roman" fo:font-size="12pt" fo:font-style="normal" fo:font-weight="bold" officeooo:rsid="0094ef2c" officeooo:paragraph-rsid="0094ef2c" style:font-size-asian="12pt" style:font-style-asian="normal" style:font-weight-asian="bold" style:font-size-complex="12pt" style:font-style-complex="normal" style:font-weight-complex="bold" fo:hyphenate="true" fo:hyphenation-remain-char-count="2" fo:hyphenation-push-char-count="2" loext:hyphenation-no-caps="false"/>
    </style:style>
    <style:style style:name="P80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officeooo:paragraph-rsid="00c58f9c" fo:hyphenate="true" fo:hyphenation-remain-char-count="2" fo:hyphenation-push-char-count="2" loext:hyphenation-no-caps="false"/>
    </style:style>
    <style:style style:name="P81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officeooo:paragraph-rsid="0119ba7f" fo:hyphenate="true" fo:hyphenation-remain-char-count="2" fo:hyphenation-push-char-count="2" loext:hyphenation-no-caps="false"/>
    </style:style>
    <style:style style:name="P82" style:family="paragraph" style:parent-style-name="Standard" style:list-style-name="L12">
      <loext:graphic-properties draw:fill="none" draw:fill-gradient-name="gradient" draw:fill-hatch-name="hatch"/>
      <style:paragraph-properties fo:margin-left="0in" fo:margin-right="0in" fo:text-align="justify" style:justify-single-word="false" fo:hyphenation-ladder-count="no-limit" fo:text-indent="0in" style:auto-text-indent="false" fo:background-color="transparent" style:writing-mode="lr-tb"/>
      <style:text-properties officeooo:paragraph-rsid="01422f5b" fo:hyphenate="true" fo:hyphenation-remain-char-count="2" fo:hyphenation-push-char-count="2" loext:hyphenation-no-caps="false"/>
    </style:style>
    <style:style style:name="P83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4" style:family="paragraph" style:parent-style-name="Table_20_Contents" style:list-style-name="L6">
      <style:paragraph-properties fo:text-align="justify" style:justify-single-word="false"/>
      <style:text-properties style:font-name="Times New Roman" fo:font-size="12pt" officeooo:paragraph-rsid="00694871" style:font-size-asian="12pt" style:font-size-complex="12pt"/>
    </style:style>
    <style:style style:name="P85" style:family="paragraph" style:parent-style-name="Table_20_Contents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86" style:family="paragraph" style:parent-style-name="Table_20_Contents" style:list-style-name="L7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87" style:family="paragraph" style:parent-style-name="Table_20_Contents" style:list-style-name="L7">
      <style:paragraph-properties fo:text-align="justify" style:justify-single-word="false"/>
      <style:text-properties style:font-name="Times New Roman" fo:font-size="12pt" officeooo:paragraph-rsid="006b76c4" style:font-size-asian="12pt" style:font-size-complex="12pt"/>
    </style:style>
    <style:style style:name="P88" style:family="paragraph" style:parent-style-name="Table_20_Contents">
      <style:paragraph-properties fo:text-align="justify" style:justify-single-word="false"/>
      <style:text-properties style:font-name="Times New Roman" fo:font-size="12pt" officeooo:rsid="00675f05" officeooo:paragraph-rsid="00675f05" style:font-size-asian="12pt" style:font-size-complex="12pt"/>
    </style:style>
    <style:style style:name="P89" style:family="paragraph" style:parent-style-name="Table_20_Contents">
      <style:paragraph-properties fo:text-align="justify" style:justify-single-word="false"/>
      <style:text-properties style:font-name="Times New Roman" fo:font-size="12pt" officeooo:rsid="006a3789" officeooo:paragraph-rsid="006a3789" style:font-size-asian="12pt" style:font-size-complex="12pt"/>
    </style:style>
    <style:style style:name="P90" style:family="paragraph" style:parent-style-name="Table_20_Contents">
      <style:paragraph-properties fo:text-align="justify" style:justify-single-word="false"/>
      <style:text-properties style:font-name="Times New Roman" fo:font-size="12pt" officeooo:rsid="00a8d41a" officeooo:paragraph-rsid="00a8d41a" style:font-size-asian="12pt" style:font-size-complex="12pt"/>
    </style:style>
    <style:style style:name="P91" style:family="paragraph" style:parent-style-name="Table_20_Contents">
      <style:paragraph-properties fo:text-align="justify" style:justify-single-word="false"/>
      <style:text-properties style:font-name="Times New Roman" fo:font-size="12pt" officeooo:rsid="00a8d41a" officeooo:paragraph-rsid="00b42d1a" style:font-size-asian="12pt" style:font-size-complex="12pt"/>
    </style:style>
    <style:style style:name="P92" style:family="paragraph" style:parent-style-name="Table_20_Contents">
      <style:paragraph-properties fo:text-align="justify" style:justify-single-word="false"/>
      <style:text-properties style:font-name="Times New Roman" fo:font-size="12pt" officeooo:rsid="00abcf58" officeooo:paragraph-rsid="00abcf58" style:font-size-asian="12pt" style:font-size-complex="12pt"/>
    </style:style>
    <style:style style:name="P93" style:family="paragraph" style:parent-style-name="Table_20_Contents">
      <style:paragraph-properties fo:text-align="justify" style:justify-single-word="false"/>
      <style:text-properties style:font-name="Times New Roman" fo:font-size="12pt" officeooo:rsid="00b36757" officeooo:paragraph-rsid="00b36757" style:font-size-asian="12pt" style:font-size-complex="12pt"/>
    </style:style>
    <style:style style:name="P94" style:family="paragraph" style:parent-style-name="Table_20_Contents">
      <style:paragraph-properties fo:text-align="justify" style:justify-single-word="false"/>
      <style:text-properties style:font-name="Times New Roman" fo:font-size="12pt" officeooo:rsid="00b42d1a" officeooo:paragraph-rsid="00b42d1a" style:font-size-asian="12pt" style:font-size-complex="12pt"/>
    </style:style>
    <style:style style:name="P95" style:family="paragraph" style:parent-style-name="Table_20_Contents">
      <style:paragraph-properties fo:text-align="justify" style:justify-single-word="false"/>
      <style:text-properties style:font-name="Times New Roman" fo:font-size="12pt" officeooo:rsid="00df60a8" officeooo:paragraph-rsid="00df60a8" style:font-size-asian="12pt" style:font-size-complex="12pt"/>
    </style:style>
    <style:style style:name="P96" style:family="paragraph" style:parent-style-name="Table_20_Contents">
      <style:paragraph-properties fo:text-align="justify" style:justify-single-word="false"/>
      <style:text-properties style:font-name="Times New Roman" fo:font-size="12pt" officeooo:rsid="00df60a8" officeooo:paragraph-rsid="01422f5b" style:font-size-asian="12pt" style:font-size-complex="12pt"/>
    </style:style>
    <style:style style:name="P97" style:family="paragraph" style:parent-style-name="Table_20_Contents">
      <style:paragraph-properties fo:text-align="justify" style:justify-single-word="false"/>
      <style:text-properties style:font-name="Times New Roman" fo:font-size="12pt" officeooo:rsid="010b7258" officeooo:paragraph-rsid="013b7477" style:font-size-asian="12pt" style:font-size-complex="12pt"/>
    </style:style>
    <style:style style:name="P98" style:family="paragraph" style:parent-style-name="Table_20_Contents">
      <style:paragraph-properties fo:text-align="justify" style:justify-single-word="false"/>
      <style:text-properties style:font-name="Times New Roman" fo:font-size="12pt" officeooo:rsid="010b7258" officeooo:paragraph-rsid="013bdb31" style:font-size-asian="12pt" style:font-size-complex="12pt"/>
    </style:style>
    <style:style style:name="P99" style:family="paragraph" style:parent-style-name="Table_20_Contents">
      <style:paragraph-properties fo:text-align="justify" style:justify-single-word="false"/>
      <style:text-properties style:font-name="Times New Roman" fo:font-size="12pt" officeooo:rsid="01191ab4" officeooo:paragraph-rsid="01191ab4" style:font-size-asian="12pt" style:font-size-complex="12pt"/>
    </style:style>
    <style:style style:name="P100" style:family="paragraph" style:parent-style-name="Table_20_Contents">
      <style:paragraph-properties fo:text-align="justify" style:justify-single-word="false"/>
      <style:text-properties style:font-name="Times New Roman" fo:font-size="12pt" officeooo:rsid="01191ab4" officeooo:paragraph-rsid="01422f5b" style:font-size-asian="12pt" style:font-size-complex="12pt"/>
    </style:style>
    <style:style style:name="P10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f4218" style:font-size-asian="12pt" style:font-size-complex="12pt"/>
    </style:style>
    <style:style style:name="T1" style:family="text">
      <style:text-properties fo:language="uk" fo:country="UA"/>
    </style:style>
    <style:style style:name="T2" style:family="text">
      <style:text-properties fo:language="uk" fo:country="UA" style:font-size-complex="14pt"/>
    </style:style>
    <style:style style:name="T3" style:family="text">
      <style:text-properties fo:language="uk" fo:country="UA" officeooo:rsid="0024ec99" style:font-size-complex="14pt"/>
    </style:style>
    <style:style style:name="T4" style:family="text">
      <style:text-properties fo:language="uk" fo:country="UA" fo:font-weight="bol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8" style:family="text">
      <style:text-properties fo:language="uk" fo:country="UA" officeooo:rsid="0008bb06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41b78b" style:font-name-asian="Times New Roman1" style:font-weight-asian="bold" style:font-size-complex="14pt"/>
    </style:style>
    <style:style style:name="T11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2" style:family="text">
      <style:text-properties officeooo:rsid="0012bbd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13b7477" style:font-weight-asian="normal" style:font-weight-complex="normal"/>
    </style:style>
    <style:style style:name="T15" style:family="text">
      <style:text-properties fo:font-weight="normal" officeooo:rsid="013bdb31" style:font-weight-asian="normal" style:font-weight-complex="normal"/>
    </style:style>
    <style:style style:name="T16" style:family="text"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8" style:family="text">
      <style:text-properties officeooo:rsid="00832b00"/>
    </style:style>
    <style:style style:name="T19" style:family="text">
      <style:text-properties officeooo:rsid="0085000d"/>
    </style:style>
    <style:style style:name="T20" style:family="text">
      <style:text-properties officeooo:rsid="0088942f"/>
    </style:style>
    <style:style style:name="T21" style:family="text">
      <style:text-properties officeooo:rsid="00983024"/>
    </style:style>
    <style:style style:name="T22" style:family="text">
      <style:text-properties officeooo:rsid="00b42d1a"/>
    </style:style>
    <style:style style:name="T23" style:family="text">
      <style:text-properties officeooo:rsid="00df60a8"/>
    </style:style>
    <style:style style:name="T24" style:family="text">
      <style:text-properties officeooo:rsid="00f24d57"/>
    </style:style>
    <style:style style:name="T25" style:family="text">
      <style:text-properties officeooo:rsid="00f48448"/>
    </style:style>
    <style:style style:name="T26" style:family="text">
      <style:text-properties officeooo:rsid="00fa7597"/>
    </style:style>
    <style:style style:name="T27" style:family="text">
      <style:text-properties officeooo:rsid="00fd7d12"/>
    </style:style>
    <style:style style:name="T28" style:family="text">
      <style:text-properties officeooo:rsid="010781fa"/>
    </style:style>
    <style:style style:name="T29" style:family="text">
      <style:text-properties officeooo:rsid="01341aca"/>
    </style:style>
    <style:style style:name="T30" style:family="text">
      <style:text-properties officeooo:rsid="013b7477"/>
    </style:style>
    <style:style style:name="T31" style:family="text">
      <style:text-properties officeooo:rsid="013bdb31"/>
    </style:style>
    <style:style style:name="T32" style:family="text">
      <style:text-properties officeooo:rsid="013c66f3"/>
    </style:style>
    <style:style style:name="T33" style:family="text">
      <style:text-properties officeooo:rsid="013d4d10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19in" draw:visible-area-height="1.9819in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МІНІСТЕРСТВО ОСВІТИ І НАУКИ УКРАЇНИ</text:p>
      <text:p text:style-name="P16"><draw:frame draw:style-name="fr1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8">УДУНТ ННІ ДІІТ</text:p>
      <text:p text:style-name="P15"/>
      <text:p text:style-name="P11">Кафедра «Комп'ютерні інформаційні технології»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9">Лабораторна робота №</text:span><text:span text:style-name="T10">1</text:span></text:p>
      <text:p text:style-name="P22"><text:span text:style-name="T9"><text:line-break/></text:span><text:span text:style-name="T4">з дисципліни «Організація комп’ютерних мереж</text:span><text:span text:style-name="T11">»</text:span></text:p>
      <text:p text:style-name="P24"/>
      <text:p text:style-name="P101"><text:span text:style-name="T5">на тему: </text:span><text:span text:style-name="T7">«Програмування зв’язку між двома ПК через послідовний порт»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1">Виконав:</text:p>
      <text:p text:style-name="P12">студент гр.ПЗ1911 </text:p>
      <text:p text:style-name="P12">Сафонов Д.Є.</text:p>
      <text:p text:style-name="P12">Прийня<text:span text:style-name="T12">в</text:span>: </text:p>
      <text:p text:style-name="P19">Івченко Ю.М.</text:p>
      <text:p text:style-name="P20"/>
      <text:p text:style-name="P20"><text:tab/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><text:span text:style-name="T2">Дніпро, 202</text:span><text:span text:style-name="T3">2</text:span></text:p>
      <text:p text:style-name="P4"><text:span text:style-name="T6">Тема.</text:span><text:span text:style-name="T1"> Програмування зв’язку між двома ПК через послідовний порт.</text:span></text:p>
      <text:p text:style-name="P5"><text:span text:style-name="T6">Мета.</text:span></text:p>
      <text:list xml:id="list3122786582" text:style-name="L1">
        <text:list-item>
          <text:p text:style-name="P6"><text:span text:style-name="T1">Вивчити принципи побудови послідовного порту і його використання для зв’язку між двома персональними комп’ютерами (ПК).</text:span></text:p>
        </text:list-item>
        <text:list-item>
          <text:p text:style-name="P7"><text:span text:style-name="T1">Отримати практичні навички програмування зв’язку між двома ПК.</text:span></text:p>
        </text:list-item>
      </text:list>
      <text:p text:style-name="P8"><text:span text:style-name="T6">Порядок виконання роботи.</text:span></text:p>
      <text:list xml:id="list3310992762" text:style-name="L2">
        <text:list-item>
          <text:p text:style-name="P9"><text:span text:style-name="T1">Ознайомитися з принципами побудови послідовного порту і його використання для організації зв’язку між двома ПК для обміну інформацією.</text:span></text:p>
        </text:list-item>
        <text:list-item>
          <text:p text:style-name="P9"><text:span text:style-name="T1">Розробити програму для обміну інформацією між двома ПК з використанням переривань INT 14h функцій BIOS.</text:span></text:p>
        </text:list-item>
        <text:list-item>
          <text:p text:style-name="P9"><text:span text:style-name="T1">Провести налагодження програми.</text:span></text:p>
        </text:list-item>
        <text:list-item>
          <text:p text:style-name="P9"><text:span text:style-name="T1">Виконати програму.</text:span></text:p>
        </text:list-item>
      </text:list>
      <text:p text:style-name="P2"><text:span text:style-name="T1"><text:line-break/></text:span><text:span text:style-name="T16">Короткий опис відомостей про асинхронний послідовний адаптер</text:span></text:p>
      <text:p text:style-name="P27"><text:bookmark text:name="page3R_mcid43"/><text:span text:style-name="T1">Практично кожний комп</text:span><text:bookmark text:name="page3R_mcid44"/><text:span text:style-name="T1">’</text:span><text:bookmark text:name="page3R_mcid45"/><text:span text:style-name="T1">ютер обладнаний хоча б одним асинхронним послідовним адаптером. Його іноді називають асинхронним адаптером RS</text:span><text:bookmark text:name="page3R_mcid47"/><text:span text:style-name="T1">-232-</text:span><text:bookmark text:name="page3R_mcid48"/><text:span text:style-name="T1">C або портом RS</text:span><text:bookmark text:name="page3R_mcid51"/><text:span text:style-name="T1">-232-</text:span><text:bookmark text:name="page3R_mcid52"/><text:span text:style-name="T1">C</text:span><text:bookmark text:name="page3R_mcid53"/><text:span text:style-name="T1">. Асинхронний адаптер звичайно містить декілька COM</text:span><text:bookmark text:name="page3R_mcid56"/><text:span text:style-name="T1">-</text:span><text:bookmark text:name="page3R_mcid57"/><text:span text:style-name="T1">портів, через які до комп</text:span><text:bookmark text:name="page3R_mcid58"/><text:span text:style-name="T1">’</text:span><text:bookmark text:name="page3R_mcid59"/><text:span text:style-name="T1">ютера можна підключити зовнішні пристрої.</text:span></text:p>
      <text:p text:style-name="P28"><text:span text:style-name="T1">Кожному COM</text:span><text:bookmark text:name="page3R_mcid62"/><text:span text:style-name="T1">-порту відповідає декілька регістрів, через які програма має до нього доступ, і певна лінія IRQ для сигналізування комп’ютеру про зміну стану порту. На етапі ініціалізації модулі BIOS присвоюють кожному COM</text:span><text:bookmark text:name="page3R_mcid68"/><text:span text:style-name="T1">-порту унікальний номер.</text:span></text:p>
      <text:p text:style-name="P29"><text:span text:style-name="T1">Для нас найбільш цікаво використання COM</text:span><text:bookmark text:name="page3R_mcid78"/><text:span text:style-name="T1">-</text:span><text:bookmark text:name="page3R_mcid79"/><text:span text:style-name="T1">портів для обміну даними між двома комп</text:span><text:bookmark text:name="page3R_mcid80"/><text:span text:style-name="T1">’</text:span><text:bookmark text:name="page3R_mcid81"/><text:span text:style-name="T1">ютерами через модеми і нуль-модеми. Якщо комп</text:span><text:bookmark text:name="page3R_mcid82"/><text:span text:style-name="T1">’</text:span><text:bookmark text:name="page3R_mcid83"/><text:span text:style-name="T1">ютери розташовані досить близько, тоді їх можна зв</text:span><text:bookmark text:name="page3R_mcid84"/><text:span text:style-name="T1">’</text:span><text:bookmark text:name="page3R_mcid85"/><text:span text:style-name="T1">язати за допомогою спеціального кабелю, який називається нуль-модемом. Цей кабель підключається до COM</text:span><text:bookmark text:name="page3R_mcid87"/><text:span text:style-name="T1">-</text:span><text:bookmark text:name="page3R_mcid88"/><text:span text:style-name="T1">портів обох комп</text:span><text:bookmark text:name="page3R_mcid89"/><text:span text:style-name="T1">’</text:span><text:bookmark text:name="page3R_mcid90"/><text:span text:style-name="T1">ютерів і дозволяє організувати обмін даними з високими швидкостями – 115000 біт</text:span><text:bookmark text:name="page3R_mcid91"/><text:span text:style-name="T1">/</text:span><text:bookmark text:name="page3R_mcid92"/><text:span text:style-name="T1">с.</text:span></text:p>
      <text:p text:style-name="P64"><text:span text:style-name="T8">Важливою характеристикою є швидкість передачі даних. Вона вимірюється в бітах за секунду (біт</text:span><text:bookmark text:name="page3R_mcid94"/><text:span text:style-name="T8">/</text:span><text:bookmark text:name="page3R_mcid95"/><text:span text:style-name="T8">с) або в бодах. Швидкість в бодах визначається числом змін сигналу, який передається модемом по телефонній лінії, які відбулися за одну секунду. Різні способи модуляції можуть кодувати в одному значенні сигналу декілька біт. </text:span>Терміни “<text:bookmark text:name="page21R_mcid6"/>біт<text:bookmark text:name="page21R_mcid7"/>/<text:bookmark text:name="page21R_mcid8"/>с” і “бод” рівнозначні, коли говорять про передачу даних через COM<text:bookmark text:name="page21R_mcid10"/>-<text:bookmark text:name="page21R_mcid11"/>порт.</text:p>
      <text:p text:style-name="P32">Іноді для визначення швидкості передачі інформації використовують термін – символи за секунду (<text:bookmark text:name="page21R_mcid13"/>cps<text:bookmark text:name="page21R_mcid14"/>). Він більш реально відображає швидкість передачі даних, оскільки не враховує службові біти, які не несуть корисної інформації.</text:p>
      <text:p text:style-name="P30">Інтерфейс RS<text:bookmark text:name="page21R_mcid132"/>-232-<text:bookmark text:name="page21R_mcid133"/>C визначає обмін між пристроями двох типів: DTE (<text:bookmark text:name="page21R_mcid137"/>Data Terminal Equipment – термінальний пристрій) і DCE (<text:bookmark text:name="page21R_mcid145"/>Data Communication Equipment – пристрій зв’язку). Частіше комп<text:bookmark text:name="page21R_mcid151"/>’<text:bookmark text:name="page21R_mcid152"/>ютер є термінальним пристроєм. Модеми і принтери завжди є пристроями зв<text:bookmark text:name="page21R_mcid153"/>’<text:bookmark text:name="page21R_mcid154"/>язку.</text:p>
      <text:p text:style-name="P33">На етапі ініціалізації системи модуль процедури початкової загрузки BIOS тестує асинхронні порти RS<text:bookmark text:name="page30R_mcid23"/>-232-<text:bookmark text:name="page30R_mcid24"/>C і ініціалізує їх. Їх базові адреси записуються в області даних BIOS<text:bookmark text:name="page30R_mcid27"/>, починаючи з адреси 0040:0000<text:bookmark text:name="page30R_mcid28"/>h<text:bookmark text:name="page30R_mcid29"/>. Проглянути наявність COM<text:bookmark text:name="page30R_mcid32"/>-<text:bookmark text:name="page30R_mcid33"/>портів на комп<text:bookmark text:name="page30R_mcid34"/>’<text:bookmark text:name="page30R_mcid35"/>ютері можна за допомогою програми DEBUG<text:bookmark text:name="page30R_mcid37"/>.<text:bookmark text:name="page30R_mcid38"/>EXE (<text:bookmark text:name="page30R_mcid40"/>команда d<text:bookmark text:name="page30R_mcid42"/>40:0). Адаптери звичайно мають базову адресу і займають диапазон адрес відповідно:</text:p>
      <text:list xml:id="list2289849123" text:style-name="L3">
        <text:list-item>
          <text:p text:style-name="P34">COM<text:bookmark text:name="page30R_mcid48"/>1 – 3<text:bookmark text:name="page30R_mcid49"/>F<text:bookmark text:name="page30R_mcid50"/>8<text:bookmark text:name="page30R_mcid51"/>h (3<text:bookmark text:name="page30R_mcid53"/>F<text:bookmark text:name="page30R_mcid54"/>8<text:bookmark text:name="page30R_mcid55"/>h<text:bookmark text:name="page30R_mcid56"/>-3<text:bookmark text:name="page30R_mcid57"/>FFh<text:bookmark text:name="page30R_mcid58"/>),</text:p>
        </text:list-item>
        <text:list-item>
          <text:p text:style-name="P34">COM<text:bookmark text:name="page30R_mcid60"/>2 – 2<text:bookmark text:name="page30R_mcid61"/>F<text:bookmark text:name="page30R_mcid62"/>8<text:bookmark text:name="page30R_mcid63"/>h (2<text:bookmark text:name="page30R_mcid65"/>F<text:bookmark text:name="page30R_mcid66"/>8<text:bookmark text:name="page30R_mcid67"/>h<text:bookmark text:name="page30R_mcid68"/>-2<text:bookmark text:name="page30R_mcid69"/>FFh<text:bookmark text:name="page30R_mcid70"/>),</text:p>
        </text:list-item>
        <text:list-item>
          <text:p text:style-name="P34">COM<text:bookmark text:name="page30R_mcid72"/>3 – 3<text:bookmark text:name="page30R_mcid73"/>E<text:bookmark text:name="page30R_mcid74"/>8<text:bookmark text:name="page30R_mcid75"/>h (3<text:bookmark text:name="page30R_mcid77"/>E<text:bookmark text:name="page30R_mcid78"/>8<text:bookmark text:name="page30R_mcid79"/>h<text:bookmark text:name="page30R_mcid80"/>-3<text:bookmark text:name="page30R_mcid81"/>EFh<text:bookmark text:name="page30R_mcid82"/>),</text:p>
        </text:list-item>
        <text:list-item>
          <text:p text:style-name="P34">COM<text:bookmark text:name="page30R_mcid84"/>4 – 2<text:bookmark text:name="page30R_mcid85"/>E<text:bookmark text:name="page30R_mcid86"/>8<text:bookmark text:name="page30R_mcid87"/>h (2<text:bookmark text:name="page30R_mcid89"/>E<text:bookmark text:name="page30R_mcid90"/>8<text:bookmark text:name="page30R_mcid91"/>h<text:bookmark text:name="page30R_mcid92"/>-2<text:bookmark text:name="page30R_mcid93"/>Efh<text:bookmark text:name="page30R_mcid94"/>).</text:p>
        </text:list-item>
      </text:list>
      <text:p text:style-name="P35">Порти асинхронного адаптера можуть виробляти переривання<text:bookmark text:name="page30R_mcid96"/>:</text:p>
      <text:list xml:id="list307698831" text:style-name="L4">
        <text:list-item>
          <text:p text:style-name="P36">COM1, COM3 – IRQ4 (<text:bookmark text:name="page30R_mcid98"/>відповідає INT 0Ch);</text:p>
        </text:list-item>
        <text:list-item>
          <text:p text:style-name="P36">COM2, COM4 – IRQ3 (<text:bookmark text:name="page30R_mcid101"/>відповідає INT 0Bh).</text:p>
        </text:list-item>
      </text:list>
      <text:p text:style-name="P79">Функції <text:s/>переривання <text:span text:style-name="T21">14h</text:span></text:p>
      <text:p text:style-name="P65">Усі функції мають два обов’язкових параметри на вході:</text:p>
      <text:list xml:id="list681500704" text:style-name="L9">
        <text:list-item>
          <text:p text:style-name="P39">AH = <text:bookmark text:name="page30R_mcid1461"/><text:span text:style-name="T24">номер функції</text:span>;</text:p>
        </text:list-item>
        <text:list-item>
          <text:p text:style-name="P40">DX = номер порту<text:bookmark text:name="page34R_mcid101121"/>:</text:p>
          <text:list>
            <text:list-item>
              <text:p text:style-name="P40">0 – COM1,</text:p>
            </text:list-item>
            <text:list-item>
              <text:p text:style-name="P40">1 – COM2,</text:p>
            </text:list-item>
            <text:list-item>
              <text:p text:style-name="P40">2 – COM3,</text:p>
            </text:list-item>
            <text:list-item>
              <text:p text:style-name="P66">3 – COM4;</text:p>
            </text:list-item>
          </text:list>
        </text:list-item>
      </text:list>
      <text:p text:style-name="P60"><text:span text:style-name="T27">Також усі функції мают на виході AH = стан порту асинхронного адаптера.</text:span></text:p>
      <text:p text:style-name="P6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520675261728">
          <table:table-cell table:style-name="Table3.A1" office:value-type="string">
            <text:p text:style-name="P96">Призначення функції</text:p>
          </table:table-cell>
          <table:table-cell table:style-name="Table3.A1" office:value-type="string">
            <text:p text:style-name="P100">AL <text:span text:style-name="T23">на виході</text:span></text:p>
          </table:table-cell>
          <table:table-cell table:style-name="Table3.A1" office:value-type="string">
            <text:p text:style-name="P96">На вході</text:p>
          </table:table-cell>
          <table:table-cell table:style-name="Table3.D1" table:number-columns-spanned="2" office:value-type="string">
            <text:p text:style-name="P96">На виході</text:p>
          </table:table-cell>
          <table:covered-table-cell/>
        </table:table-row>
        <table:table-row table:style-name="TableLine94520675261728">
          <table:table-cell table:style-name="Table3.A2" office:value-type="string">
            <text:p text:style-name="P78">Ініціалізація<text:span text:style-name="T33">(00h)</text:span></text:p>
          </table:table-cell>
          <table:table-cell table:style-name="Table3.A2" office:value-type="string">
            <text:list xml:id="list549542964" text:style-name="L12">
              <text:list-header>
                <text:p text:style-name="P46">стан модем<text:span text:style-name="T28">у</text:span></text:p>
              </text:list-header>
            </text:list>
          </table:table-cell>
          <table:table-cell table:style-name="Table3.A2" office:value-type="string">
            <text:list xml:id="list204852939841061" text:continue-numbering="true" text:style-name="L12">
              <text:list-header>
                <text:p text:style-name="P46">AL = параметри ініціалізації (див. Нижче)</text:p>
              </text:list-header>
            </text:list>
          </table:table-cell>
          <table:table-cell table:style-name="Table3.D2" table:number-columns-spanned="2" office:value-type="string">
            <text:list xml:id="list204852522075717" text:continue-numbering="true" text:style-name="L12">
              <text:list-header>
                <text:p text:style-name="P69"/>
              </text:list-header>
            </text:list>
          </table:table-cell>
          <table:covered-table-cell/>
        </table:table-row>
        <table:table-row table:style-name="TableLine94520675261728">
          <table:table-cell table:style-name="Table3.A2" office:value-type="string">
            <text:p text:style-name="P61">передача байта<text:span text:style-name="T26">(01h)</text:span></text:p>
          </table:table-cell>
          <table:table-cell table:style-name="Table3.A2" office:value-type="string">
            <text:list xml:id="list204852157445809" text:continue-numbering="true" text:style-name="L12">
              <text:list-header>
                <text:p text:style-name="P82"><text:span text:style-name="T17">зберігається</text:span></text:p>
              </text:list-header>
            </text:list>
          </table:table-cell>
          <table:table-cell table:style-name="Table3.A2" office:value-type="string">
            <text:list xml:id="list204851709602912" text:continue-numbering="true" text:style-name="L12">
              <text:list-header>
                <text:p text:style-name="P82"><text:span text:style-name="T17">AL = байт, який передається</text:span></text:p>
              </text:list-header>
            </text:list>
          </table:table-cell>
          <table:table-cell table:style-name="Table3.A2" table:number-rows-spanned="2" office:value-type="string">
            <text:list xml:id="list204852790431256" text:continue-numbering="true" text:style-name="L12">
              <text:list-header>
                <text:p text:style-name="P70">сталася помилка, якщо</text:p>
              </text:list-header>
            </text:list>
          </table:table-cell>
          <table:table-cell table:style-name="Table3.D2" office:value-type="string">
            <text:list xml:id="list204851563092315" text:continue-numbering="true" text:style-name="L12">
              <text:list-header>
                <text:p text:style-name="P69">біт 7 регістра AH встановлений в 1</text:p>
              </text:list-header>
            </text:list>
          </table:table-cell>
        </table:table-row>
        <table:table-row table:style-name="TableLine94520675261728">
          <table:table-cell table:style-name="Table3.A2" office:value-type="string">
            <text:p text:style-name="P61">отримання байта<text:span text:style-name="T26">(02h)</text:span></text:p>
          </table:table-cell>
          <table:table-cell table:style-name="Table3.A2" office:value-type="string">
            <text:p text:style-name="P61">прийнятий байт</text:p>
          </table:table-cell>
          <table:table-cell table:style-name="Table3.A2" office:value-type="string">
            <text:p text:style-name="P61"/>
          </table:table-cell>
          <table:covered-table-cell table:style-name="Table3.A2"/>
          <table:table-cell table:style-name="Table3.D2" office:value-type="string">
            <text:p text:style-name="P72">регістр AH не дорівнює 0,</text:p>
          </table:table-cell>
        </table:table-row>
        <table:table-row table:style-name="TableLine94520675261728">
          <table:table-cell table:style-name="Table3.A2" office:value-type="string">
            <text:p text:style-name="P72">Стан порту асинхронного адаптера<text:span text:style-name="T26">(03h)</text:span></text:p>
          </table:table-cell>
          <table:table-cell table:style-name="Table3.A2" office:value-type="string">
            <text:p text:style-name="P61">стан модем<text:span text:style-name="T28">у</text:span></text:p>
          </table:table-cell>
          <table:table-cell table:style-name="Table3.A2" office:value-type="string">
            <text:p text:style-name="P61"/>
          </table:table-cell>
          <table:table-cell table:style-name="Table3.D2" table:number-columns-spanned="2" office:value-type="string">
            <text:p text:style-name="P61"/>
          </table:table-cell>
          <table:covered-table-cell/>
        </table:table-row>
      </table:table>
      <text:p text:style-name="P26"/>
      <text:p text:style-name="P37">параметри ініціалізації (<text:bookmark text:name="page30R_mcid165"/>x – стан біта байдуже будь-який)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D"/>
        <table:table-column table:style-name="Table1.H"/>
        <table:table-column table:style-name="Table1.I"/>
        <table:table-column table:style-name="Table1.J" table:number-columns-repeated="4"/>
        <table:table-row table:style-name="TableLine94520677323776">
          <table:table-cell table:style-name="Table1.A1" office:value-type="string">
            <text:p text:style-name="P83">Біти</text:p>
          </table:table-cell>
          <table:table-cell table:style-name="Table1.B1" table:number-columns-spanned="12" office:value-type="string">
            <text:p text:style-name="P83">Зміс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table-cell table:style-name="Table1.A2" table:number-rows-spanned="3" office:value-type="string">
            <text:p text:style-name="P83">D1, D0</text:p>
          </table:table-cell>
          <table:table-cell table:style-name="Table1.B2" table:number-columns-spanned="12" office:value-type="string">
            <text:p text:style-name="P83">Довжина слова в біта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covered-table-cell table:style-name="Table1.A2"/>
          <table:table-cell table:style-name="Table1.A2" office:value-type="string">
            <text:p text:style-name="P90">значення</text:p>
          </table:table-cell>
          <table:table-cell table:style-name="Table1.A2" table:number-columns-spanned="3" office:value-type="string">
            <text:p text:style-name="P92">00</text:p>
          </table:table-cell>
          <table:covered-table-cell/>
          <table:covered-table-cell/>
          <table:table-cell table:style-name="Table1.A2" table:number-columns-spanned="3" office:value-type="string">
            <text:p text:style-name="P92">01</text:p>
          </table:table-cell>
          <table:covered-table-cell/>
          <table:covered-table-cell/>
          <table:table-cell table:style-name="Table1.A2" table:number-columns-spanned="3" office:value-type="string">
            <text:p text:style-name="P92">10</text:p>
          </table:table-cell>
          <table:covered-table-cell/>
          <table:covered-table-cell/>
          <table:table-cell table:style-name="Table1.B2" table:number-columns-spanned="2" office:value-type="string">
            <text:p text:style-name="P92">11</text:p>
          </table:table-cell>
          <table:covered-table-cell/>
        </table:table-row>
        <table:table-row table:style-name="TableLine94520677323776">
          <table:covered-table-cell table:style-name="Table1.A2"/>
          <table:table-cell table:style-name="Table1.A2" office:value-type="string">
            <text:p text:style-name="P90">довжина</text:p>
          </table:table-cell>
          <table:table-cell table:style-name="Table1.A2" table:number-columns-spanned="3" office:value-type="string">
            <text:p text:style-name="P92">5 біт</text:p>
          </table:table-cell>
          <table:covered-table-cell/>
          <table:covered-table-cell/>
          <table:table-cell table:style-name="Table1.A2" table:number-columns-spanned="3" office:value-type="string">
            <text:p text:style-name="P92">6 біт</text:p>
          </table:table-cell>
          <table:covered-table-cell/>
          <table:covered-table-cell/>
          <table:table-cell table:style-name="Table1.A2" table:number-columns-spanned="3" office:value-type="string">
            <text:p text:style-name="P92">7 біт</text:p>
          </table:table-cell>
          <table:covered-table-cell/>
          <table:covered-table-cell/>
          <table:table-cell table:style-name="Table1.B2" table:number-columns-spanned="2" office:value-type="string">
            <text:p text:style-name="P92">8 біт</text:p>
          </table:table-cell>
          <table:covered-table-cell/>
        </table:table-row>
        <table:table-row table:style-name="TableLine94520677323776">
          <table:table-cell table:style-name="Table1.A2" office:value-type="string">
            <text:p text:style-name="P88">D2</text:p>
          </table:table-cell>
          <table:table-cell table:style-name="Table1.B2" table:number-columns-spanned="12" office:value-type="string">
            <text:p text:style-name="P83">Кількість стопових бітів:</text:p>
            <text:list xml:id="list132593641" text:style-name="L6">
              <text:list-item>
                <text:p text:style-name="P84">0 – 1 біт,</text:p>
              </text:list-item>
              <text:list-item>
                <text:p text:style-name="P84">1 – 2 біт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table-cell table:style-name="Table1.A2" office:value-type="string">
            <text:p text:style-name="P89">D4, D3</text:p>
          </table:table-cell>
          <table:table-cell table:style-name="Table1.B2" table:number-columns-spanned="12" office:value-type="string">
            <text:p text:style-name="P85">Парність:</text:p>
            <text:list xml:id="list1395848289" text:style-name="L7">
              <text:list-item>
                <text:p text:style-name="P87">x0 – контроль на парність не використовується,</text:p>
              </text:list-item>
              <text:list-item>
                <text:p text:style-name="P86">01 – контроль на непарність,</text:p>
              </text:list-item>
              <text:list-item>
                <text:p text:style-name="P86">11 – контроль на парність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table-cell table:style-name="Table1.A2" table:number-rows-spanned="3" office:value-type="string">
            <text:p text:style-name="P83">D7-D5</text:p>
          </table:table-cell>
          <table:table-cell table:style-name="Table1.B2" table:number-columns-spanned="12" office:value-type="string">
            <text:p text:style-name="P83">Швидкість передачі да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520677323776">
          <table:covered-table-cell table:style-name="Table1.A2"/>
          <table:table-cell table:style-name="Table1.A2" table:number-columns-spanned="2" office:value-type="string">
            <text:p text:style-name="P90">значення</text:p>
          </table:table-cell>
          <table:covered-table-cell/>
          <table:table-cell table:style-name="Table1.A2" office:value-type="string">
            <text:p text:style-name="P93">000</text:p>
          </table:table-cell>
          <table:table-cell table:style-name="Table1.A2" table:number-columns-spanned="2" office:value-type="string">
            <text:p text:style-name="P93">001</text:p>
          </table:table-cell>
          <table:covered-table-cell/>
          <table:table-cell table:style-name="Table1.A2" office:value-type="string">
            <text:p text:style-name="P93">010</text:p>
          </table:table-cell>
          <table:table-cell table:style-name="Table1.A2" table:number-columns-spanned="2" office:value-type="string">
            <text:p text:style-name="P93">011</text:p>
          </table:table-cell>
          <table:covered-table-cell/>
          <table:table-cell table:style-name="Table1.A2" office:value-type="string">
            <text:p text:style-name="P93">100</text:p>
          </table:table-cell>
          <table:table-cell table:style-name="Table1.A2" office:value-type="string">
            <text:p text:style-name="P93">101</text:p>
          </table:table-cell>
          <table:table-cell table:style-name="Table1.A2" office:value-type="string">
            <text:p text:style-name="P93">110</text:p>
          </table:table-cell>
          <table:table-cell table:style-name="Table1.B2" office:value-type="string">
            <text:p text:style-name="P93">111</text:p>
          </table:table-cell>
        </table:table-row>
        <table:table-row table:style-name="TableLine94520677323776">
          <table:covered-table-cell table:style-name="Table1.A2"/>
          <table:table-cell table:style-name="Table1.A2" table:number-columns-spanned="2" office:value-type="string">
            <text:p text:style-name="P91"><text:span text:style-name="T22">Швидкість(біт/с)</text:span></text:p>
          </table:table-cell>
          <table:covered-table-cell/>
          <table:table-cell table:style-name="Table1.A2" office:value-type="string">
            <text:p text:style-name="P94">100</text:p>
          </table:table-cell>
          <table:table-cell table:style-name="Table1.A2" table:number-columns-spanned="2" office:value-type="string">
            <text:p text:style-name="P94">150</text:p>
          </table:table-cell>
          <table:covered-table-cell/>
          <table:table-cell table:style-name="Table1.A2" office:value-type="string">
            <text:p text:style-name="P94">300</text:p>
          </table:table-cell>
          <table:table-cell table:style-name="Table1.A2" table:number-columns-spanned="2" office:value-type="string">
            <text:p text:style-name="P94">600</text:p>
          </table:table-cell>
          <table:covered-table-cell/>
          <table:table-cell table:style-name="Table1.A2" office:value-type="string">
            <text:p text:style-name="P94">1200</text:p>
          </table:table-cell>
          <table:table-cell table:style-name="Table1.A2" office:value-type="string">
            <text:p text:style-name="P94">2400</text:p>
          </table:table-cell>
          <table:table-cell table:style-name="Table1.A2" office:value-type="string">
            <text:p text:style-name="P94">4800</text:p>
          </table:table-cell>
          <table:table-cell table:style-name="Table1.B2" office:value-type="string">
            <text:p text:style-name="P94">9600</text:p>
          </table:table-cell>
        </table:table-row>
      </table:table>
      <text:p text:style-name="P62"><text:bookmark-start text:name="page30R_mcid205"/><text:bookmark-start text:name="page30R_mcid178"/><text:bookmark-start text:name="page30R_mcid200"/><text:bookmark-start text:name="page30R_mcid233"/><text:bookmark-start text:name="page30R_mcid12"/><text:bookmark-start text:name="page30R_mcid232"/><text:bookmark-start text:name="page30R_mcid209"/><text:bookmark-start text:name="page30R_mcid10"/><text:bookmark-start text:name="page30R_mcid16"/><text:bookmark-start text:name="page30R_mcid186"/><text:bookmark-start text:name="undefined16"/><text:bookmark-start text:name="page30R_mcid231"/><text:bookmark-start text:name="page30R_mcid191"/><text:bookmark-start text:name="page30R_mcid184"/><text:bookmark-start text:name="page30R_mcid227"/><text:bookmark-start text:name="page30R_mcid4"/><text:bookmark-start text:name="page30R_mcid226"/><text:bookmark-start text:name="page30R_mcid201"/><text:bookmark-start text:name="page30R_mcid14"/><text:bookmark-start text:name="page30R_mcid230"/><text:bookmark-start text:name="page30R_mcid195"/><text:bookmark-start text:name="page30R_mcid185"/><text:bookmark-start text:name="page30R_mcid192"/><text:bookmark-start text:name="page30R_mcid176"/><text:bookmark-start text:name="page30R_mcid180"/><text:bookmark-start text:name="page30R_mcid222"/><text:bookmark-start text:name="page30R_mcid174"/><text:bookmark-start text:name="page30R_mcid202"/><text:bookmark-start text:name="page30R_mcid18"/><text:bookmark-start text:name="page30R_mcid183"/><text:bookmark-start text:name="page30R_mcid188"/><text:bookmark-start text:name="page30R_mcid194"/><text:bookmark-start text:name="page30R_mcid196"/><text:bookmark-start text:name="page30R_mcid224"/><text:bookmark-start text:name="page30R_mcid223"/><text:bookmark-start text:name="undefined17"/><text:bookmark-start text:name="page30R_mcid204"/><text:bookmark-start text:name="page30R_mcid203"/><text:bookmark-start text:name="page30R_mcid217"/><text:bookmark-start text:name="page30R_mcid208"/><text:bookmark-start text:name="page30R_mcid219"/><text:bookmark-start text:name="page30R_mcid225"/><text:bookmark-start text:name="page30R_mcid206"/><text:bookmark-start text:name="page30R_mcid212"/><text:bookmark-start text:name="undefined15"/><text:bookmark-start text:name="page30R_mcid207"/><text:bookmark-start text:name="page30R_mcid211"/><text:bookmark-start text:name="page30R_mcid175"/><text:bookmark-start text:name="page30R_mcid173"/><text:bookmark-start text:name="page30R_mcid182"/><text:bookmark-start text:name="page30R_mcid210"/><text:bookmark-start text:name="page30R_mcid177"/><text:bookmark-start text:name="page30R_mcid221"/><text:bookmark-start text:name="page30R_mcid234"/><text:bookmark-start text:name="page30R_mcid218"/><text:bookmark-start text:name="page30R_mcid198"/><text:bookmark-start text:name="page30R_mcid181"/><text:bookmark-start text:name="page30R_mcid187"/><text:bookmark-start text:name="page30R_mcid189"/><text:bookmark-start text:name="page30R_mcid216"/><text:bookmark-start text:name="page30R_mcid228"/><text:bookmark-start text:name="page30R_mcid193"/><text:bookmark-start text:name="page30R_mcid172"/><text:bookmark-start text:name="page30R_mcid229"/><text:bookmark-start text:name="page30R_mcid190"/><text:bookmark-start text:name="page30R_mcid214"/><text:bookmark-start text:name="page30R_mcid199"/><text:bookmark text:name="page34R_mcid0"/><text:line-break/></text:p>
      <table:table table:name="Table2" table:style-name="Table2">
        <table:table-column table:style-name="Table2.A"/>
        <table:table-column table:style-name="Table2.B" table:number-columns-repeated="2"/>
        <table:table-row table:style-name="TableLine94520682901584">
          <table:table-cell table:style-name="Table2.A1" office:value-type="string">
            <text:p text:style-name="P25"><text:span text:style-name="T13">байт</text:span></text:p>
          </table:table-cell>
          <table:table-cell table:style-name="Table2.A1" office:value-type="string">
            <text:p text:style-name="P97"><text:span text:style-name="T14">стан порту асинхронного адаптера</text:span></text:p>
          </table:table-cell>
          <table:table-cell table:style-name="Table2.C1" office:value-type="string">
            <text:p text:style-name="P98"><text:span text:style-name="T15">стан модему</text:span></text:p>
          </table:table-cell>
        </table:table-row>
        <table:table-row table:style-name="TableLine94520682901584">
          <table:table-cell table:style-name="Table2.A2" office:value-type="string">
            <text:list xml:id="list4198731990" text:style-name="L10">
              <text:list-header>
                <text:p text:style-name="P73">D0</text:p>
              </text:list-header>
            </text:list>
          </table:table-cell>
          <table:table-cell table:style-name="Table2.A2" office:value-type="string">
            <text:p text:style-name="P56">Тайм-аут, якщо встановлений цей біт, інші біти не мають значення</text:p>
          </table:table-cell>
          <table:table-cell table:style-name="Table2.C2" office:value-type="string">
            <text:p text:style-name="P57">Лінія CTS змінила стан</text:p>
          </table:table-cell>
        </table:table-row>
        <table:table-row table:style-name="TableLine94520682901584">
          <table:table-cell table:style-name="Table2.A2" office:value-type="string">
            <text:list xml:id="list204851225663910" text:continue-numbering="true" text:style-name="L10">
              <text:list-header>
                <text:p text:style-name="P74">D1</text:p>
              </text:list-header>
            </text:list>
          </table:table-cell>
          <table:table-cell table:style-name="Table2.A2" office:value-type="string">
            <text:p text:style-name="P55">Регістр зсуву передавача пустий</text:p>
          </table:table-cell>
          <table:table-cell table:style-name="Table2.C2" office:value-type="string">
            <text:p text:style-name="P58">Лінія DSR змінила стан</text:p>
          </table:table-cell>
        </table:table-row>
        <table:table-row table:style-name="TableLine94520682901584">
          <table:table-cell table:style-name="Table2.A2" office:value-type="string">
            <text:list xml:id="list204852026711329" text:continue-numbering="true" text:style-name="L10">
              <text:list-header>
                <text:p text:style-name="P74">D2</text:p>
              </text:list-header>
            </text:list>
          </table:table-cell>
          <table:table-cell table:style-name="Table2.A2" office:value-type="string">
            <text:p text:style-name="P55">Буферний регістр передавача пустий</text:p>
          </table:table-cell>
          <table:table-cell table:style-name="Table2.C2" office:value-type="string">
            <text:p text:style-name="P58">Лінія RI змінила стан</text:p>
          </table:table-cell>
        </table:table-row>
        <table:table-row table:style-name="TableLine94520682901584">
          <table:table-cell table:style-name="Table2.A2" office:value-type="string">
            <text:list xml:id="list204851618324099" text:continue-numbering="true" text:style-name="L10">
              <text:list-header>
                <text:p text:style-name="P75">D3</text:p>
              </text:list-header>
            </text:list>
          </table:table-cell>
          <table:table-cell table:style-name="Table2.A2" office:value-type="string">
            <text:p text:style-name="P55">Виявлено стан BREAK</text:p>
          </table:table-cell>
          <table:table-cell table:style-name="Table2.C2" office:value-type="string">
            <text:p text:style-name="P58">Лінія DCD змінила стан</text:p>
          </table:table-cell>
        </table:table-row>
        <table:table-row table:style-name="TableLine94520682901584">
          <table:table-cell table:style-name="Table2.A2" office:value-type="string">
            <text:list xml:id="list204852838392013" text:continue-numbering="true" text:style-name="L10">
              <text:list-header>
                <text:p text:style-name="P76">D<text:span text:style-name="T29">4</text:span></text:p>
              </text:list-header>
            </text:list>
          </table:table-cell>
          <table:table-cell table:style-name="Table2.A2" office:value-type="string">
            <text:p text:style-name="P55">Помилка синхронізації</text:p>
          </table:table-cell>
          <table:table-cell table:style-name="Table2.C2" office:value-type="string">
            <text:p text:style-name="P58">Стан лінії CTS</text:p>
          </table:table-cell>
        </table:table-row>
        <table:table-row table:style-name="TableLine94520682901584">
          <table:table-cell table:style-name="Table2.A2" office:value-type="string">
            <text:list xml:id="list204851488098752" text:continue-numbering="true" text:style-name="L10">
              <text:list-header>
                <text:p text:style-name="P76">D<text:span text:style-name="T29">5</text:span></text:p>
              </text:list-header>
            </text:list>
          </table:table-cell>
          <table:table-cell table:style-name="Table2.A2" office:value-type="string">
            <text:p text:style-name="P55">Помилка парності</text:p>
          </table:table-cell>
          <table:table-cell table:style-name="Table2.C2" office:value-type="string">
            <text:p text:style-name="P58">Стан лінії DSR</text:p>
          </table:table-cell>
        </table:table-row>
        <table:table-row table:style-name="TableLine94520682901584">
          <table:table-cell table:style-name="Table2.A2" office:value-type="string">
            <text:list xml:id="list204852378439472" text:continue-numbering="true" text:style-name="L10">
              <text:list-header>
                <text:p text:style-name="P76">D<text:span text:style-name="T29">6</text:span></text:p>
              </text:list-header>
            </text:list>
          </table:table-cell>
          <table:table-cell table:style-name="Table2.A2" office:value-type="string">
            <text:p text:style-name="P59">Помилка переповнення вхідного регістра</text:p>
          </table:table-cell>
          <table:table-cell table:style-name="Table2.C2" office:value-type="string">
            <text:p text:style-name="P58">Стан лінії RI</text:p>
          </table:table-cell>
        </table:table-row>
        <table:table-row table:style-name="TableLine94520682901584">
          <table:table-cell table:style-name="Table2.A2" office:value-type="string">
            <text:list xml:id="list204851506683778" text:continue-numbering="true" text:style-name="L10">
              <text:list-header>
                <text:p text:style-name="P76">D<text:span text:style-name="T29">7</text:span></text:p>
              </text:list-header>
            </text:list>
          </table:table-cell>
          <table:table-cell table:style-name="Table2.A2" office:value-type="string">
            <text:list xml:id="list204850930225979" text:continue-numbering="true" text:style-name="L10">
              <text:list-header>
                <text:p text:style-name="P41">Дані готові</text:p>
              </text:list-header>
            </text:list>
          </table:table-cell>
          <table:table-cell table:style-name="Table2.C2" office:value-type="string">
            <text:list xml:id="list204851805710659" text:continue-numbering="true" text:style-name="L10">
              <text:list-header>
                <text:p text:style-name="P42">Стан лінії DCD</text:p>
              </text:list-header>
            </text:list>
          </table:table-cell>
        </table:table-row>
      </table:table>
      <text:p text:style-name="P51"/>
      <text:p text:style-name="P43"/>
      <text:p text:style-name="P3"><text:span text:style-name="T16">Текст програми</text:span><text:bookmark text:name="page3R_mcid39"/><text:span text:style-name="T16"><text:line-break/>Висновок</text:span></text:p>
      <text:p text:style-name="P23"><text:span text:style-name="T6">Відповіді на контрольні питання</text:span><text:bookmark-end text:name="page30R_mcid4"/><text:bookmark-end text:name="page30R_mcid10"/><text:bookmark-end text:name="page30R_mcid12"/><text:bookmark-end text:name="page30R_mcid14"/><text:bookmark-end text:name="page30R_mcid16"/><text:bookmark-end text:name="page30R_mcid18"/><text:bookmark-end text:name="page30R_mcid172"/><text:bookmark-end text:name="undefined17"/><text:bookmark-end text:name="page30R_mcid173"/><text:bookmark-end text:name="page30R_mcid174"/><text:bookmark-end text:name="page30R_mcid175"/><text:bookmark-end text:name="page30R_mcid176"/><text:bookmark-end text:name="page30R_mcid177"/><text:bookmark-end text:name="page30R_mcid178"/><text:bookmark-end text:name="page30R_mcid180"/><text:bookmark-end text:name="page30R_mcid182"/><text:bookmark-end text:name="page30R_mcid181"/><text:bookmark-end text:name="page30R_mcid183"/><text:bookmark-end text:name="page30R_mcid184"/><text:bookmark-end text:name="page30R_mcid185"/><text:bookmark-end text:name="page30R_mcid186"/><text:bookmark-end text:name="page30R_mcid187"/><text:bookmark-end text:name="page30R_mcid189"/><text:bookmark-end text:name="page30R_mcid188"/><text:bookmark-end text:name="page30R_mcid190"/><text:bookmark-end text:name="page30R_mcid191"/><text:bookmark-end text:name="page30R_mcid192"/><text:bookmark-end text:name="page30R_mcid193"/><text:bookmark-end text:name="page30R_mcid194"/><text:bookmark-end text:name="page30R_mcid195"/><text:bookmark-end text:name="undefined16"/><text:bookmark-end text:name="page30R_mcid196"/><text:bookmark-end text:name="page30R_mcid198"/><text:bookmark-end text:name="page30R_mcid200"/><text:bookmark-end text:name="page30R_mcid199"/><text:bookmark-end text:name="page30R_mcid201"/><text:bookmark-end text:name="page30R_mcid202"/><text:bookmark-end text:name="page30R_mcid203"/><text:bookmark-end text:name="page30R_mcid204"/><text:bookmark-end text:name="page30R_mcid205"/><text:bookmark-end text:name="page30R_mcid206"/><text:bookmark-end text:name="page30R_mcid208"/><text:bookmark-end text:name="page30R_mcid207"/><text:bookmark-end text:name="undefined15"/><text:bookmark-end text:name="page30R_mcid209"/><text:bookmark-end text:name="page30R_mcid210"/><text:bookmark-end text:name="page30R_mcid211"/><text:bookmark-end text:name="page30R_mcid212"/><text:bookmark-end text:name="page30R_mcid214"/><text:bookmark-end text:name="page30R_mcid216"/><text:bookmark-end text:name="page30R_mcid217"/><text:bookmark-end text:name="page30R_mcid219"/><text:bookmark-end text:name="page30R_mcid218"/><text:bookmark-end text:name="page30R_mcid223"/><text:bookmark-end text:name="page30R_mcid221"/><text:bookmark-end text:name="page30R_mcid222"/><text:bookmark-end text:name="page30R_mcid224"/><text:bookmark-end text:name="page30R_mcid225"/><text:bookmark-end text:name="page30R_mcid226"/><text:bookmark-end text:name="page30R_mcid227"/><text:bookmark-end text:name="page30R_mcid228"/><text:bookmark-end text:name="page30R_mcid229"/><text:bookmark-end text:name="page30R_mcid230"/><text:bookmark-end text:name="page30R_mcid231"/><text:bookmark-end text:name="page30R_mcid232"/><text:bookmark-end text:name="page30R_mcid233"/><text:bookmark-end text:name="page30R_mcid23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16:23:01.524017872</meta:creation-date>
    <dc:date>2022-03-24T20:47:47.006841447</dc:date>
    <meta:editing-duration>PT4H22M8S</meta:editing-duration>
    <meta:editing-cycles>313</meta:editing-cycles>
    <meta:generator>LibreOffice/7.2.5.2.0$Linux_X86_64 LibreOffice_project/20$Build-2</meta:generator>
    <meta:document-statistic meta:table-count="3" meta:image-count="0" meta:object-count="1" meta:page-count="5" meta:paragraph-count="139" meta:word-count="724" meta:character-count="4828" meta:non-whitespace-character-count="4252"/>
  </office:meta>
</office:document-meta>
</file>